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, sans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22pt" fo:font-style="normal" style:text-underline-style="none" fo:font-weight="bold" officeooo:rsid="000b5bbd" officeooo:paragraph-rsid="000b5bbd" style:text-blinking="false" fo:background-color="transparent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top="0in" fo:margin-bottom="0in" loext:contextual-spacing="false" fo:line-height="138%" style:writing-mode="lr-tb"/>
      <style:text-properties officeooo:paragraph-rsid="000b5bbd"/>
    </style:style>
    <style:style style:name="P3" style:family="paragraph" style:parent-style-name="Standard">
      <style:paragraph-properties fo:margin-top="0in" fo:margin-bottom="0in" loext:contextual-spacing="false" fo:line-height="138%" style:writing-mode="lr-tb"/>
      <style:text-properties officeooo:paragraph-rsid="000bca61"/>
    </style:style>
    <style:style style:name="P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bold" officeooo:rsid="000b5bbd" officeooo:paragraph-rsid="000b5bbd" style:text-blinking="false" fo:background-color="transparent" style:font-weight-asian="bold" style:font-weight-complex="bold"/>
    </style:style>
    <style:style style:name="P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bold" officeooo:rsid="000b5bbd" officeooo:paragraph-rsid="00156e15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bold" officeooo:rsid="000b5bbd" officeooo:paragraph-rsid="00156e15" style:text-blinking="false" fo:background-color="transparent" style:font-weight-asian="bold" style:font-weight-complex="bold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bold" officeooo:rsid="000bca61" officeooo:paragraph-rsid="000bca61" style:text-blinking="false" fo:background-color="transparent" style:font-weight-asian="bold" style:font-weight-complex="bold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bold" officeooo:rsid="000bfb1e" officeooo:paragraph-rsid="000bfb1e" style:text-blinking="false" fo:background-color="transparent" style:font-weight-asian="bold" style:font-weight-complex="bold"/>
    </style:style>
    <style:style style:name="P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b5bbd" officeooo:paragraph-rsid="000b5bbd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b5bbd" officeooo:paragraph-rsid="000b5bbd" style:text-blinking="false" fo:background-color="transparent"/>
    </style:style>
    <style:style style:name="P1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251e9" officeooo:paragraph-rsid="001251e9" style:text-blinking="false" fo:background-color="transparent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ce179" officeooo:paragraph-rsid="000ce179" style:text-blinking="false" fo:background-color="transparent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bca61" officeooo:paragraph-rsid="000bca61" style:text-blinking="false" fo:background-color="transparent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bfb1e" officeooo:paragraph-rsid="000bfb1e" style:text-blinking="false" fo:background-color="transparent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ec70c" officeooo:paragraph-rsid="000ec70c" style:text-blinking="false" fo:background-color="transparent"/>
    </style:style>
    <style:style style:name="P1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b5bbd" officeooo:paragraph-rsid="00156e15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b5bbd" officeooo:paragraph-rsid="00156e15" style:text-blinking="false" fo:background-color="transparent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5ec7e" officeooo:paragraph-rsid="0015ec7e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6cefa" officeooo:paragraph-rsid="0016cefa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84eba" officeooo:paragraph-rsid="00184eba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0pt" fo:font-style="normal" style:text-underline-style="none" fo:font-weight="normal" officeooo:rsid="0019e319" officeooo:paragraph-rsid="0019e319" style:text-blinking="false" fo:background-color="transparent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entury Schoolbook L" fo:font-size="21pt" fo:font-style="normal" style:text-underline-style="none" fo:font-weight="normal" officeooo:rsid="000b5bbd" officeooo:paragraph-rsid="000b5bbd" style:text-blinking="false" fo:background-color="transparent"/>
    </style:style>
    <style:style style:name="P2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1.1499996185303pt" fo:letter-spacing="normal" fo:font-style="normal" style:text-underline-style="none" fo:font-weight="normal" officeooo:rsid="000ec70c" officeooo:paragraph-rsid="000ec70c" style:text-blinking="false" fo:background-color="transparent"/>
    </style:style>
    <style:style style:name="P2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0bca61"/>
    </style:style>
    <style:style style:name="P2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style:font-name="Bitstream Charter" officeooo:rsid="000bca61" officeooo:paragraph-rsid="000bfb1e"/>
    </style:style>
    <style:style style:name="P2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style:font-name="Bitstream Charter" officeooo:paragraph-rsid="000bfb1e"/>
    </style:style>
    <style:style style:name="P2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style:font-name="Bitstream Charter" officeooo:rsid="000bfb1e" officeooo:paragraph-rsid="000bfb1e"/>
    </style:style>
    <style:style style:name="T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bca6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bfb1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ce179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bca61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solid" style:text-underline-width="auto" style:text-underline-color="font-color" fo:font-weight="normal" officeooo:rsid="000b5bbd" style:text-blinking="false" fo:background-color="transparent" loext:char-shading-value="0"/>
    </style:style>
    <style:style style:name="T7" style:family="text">
      <style:text-properties fo:font-variant="normal" fo:text-transform="none" fo:color="#333333" style:text-line-through-style="none" style:text-line-through-type="none" style:font-name="Arial" fo:font-size="11.1499996185303pt" fo:letter-spacing="normal" fo:font-style="normal" style:text-underline-style="none" fo:font-weight="normal" officeooo:rsid="000b5bbd" style:text-blinking="false" fo:background-color="transparent" loext:char-shading-value="0" loext:padding="0in" loext:border="none"/>
    </style:style>
    <style:style style:name="T8" style:family="text">
      <style:text-properties fo:font-variant="normal" fo:text-transform="none" fo:color="#333333" style:text-line-through-style="none" style:text-line-through-type="none" style:font-name="Arial" fo:font-size="11.1499996185303pt" fo:letter-spacing="normal" fo:font-style="normal" style:text-underline-style="none" fo:font-weight="normal" officeooo:rsid="000bca61" style:text-blinking="false" fo:background-color="transparent" loext:char-shading-value="0" loext:padding="0in" loext:border="none"/>
    </style:style>
    <style:style style:name="T9" style:family="text">
      <style:text-properties officeooo:rsid="000bfb1e"/>
    </style:style>
    <style:style style:name="T10" style:family="text">
      <style:text-properties officeooo:rsid="000ec70c"/>
    </style:style>
    <style:style style:name="T11" style:family="text">
      <style:text-properties style:font-name="Bitstream Charter"/>
    </style:style>
    <style:style style:name="T12" style:family="text">
      <style:text-properties officeooo:rsid="001251e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35d4b"/>
    </style:style>
    <style:style style:name="T15" style:family="text">
      <style:text-properties fo:color="#333333" style:font-name="Arial" fo:font-size="11.1499996185303pt" fo:letter-spacing="normal"/>
    </style:style>
    <style:style style:name="T16" style:family="text">
      <style:text-properties officeooo:rsid="0016cefa"/>
    </style:style>
    <style:style style:name="T17" style:family="text">
      <style:text-properties officeooo:rsid="00184eba"/>
    </style:style>
    <style:style style:name="T18" style:family="text">
      <style:text-properties fo:color="#24292e" style:font-name="apple-system" fo:font-size="13.6999998092651pt" officeooo:rsid="000b5bbd"/>
    </style:style>
    <style:style style:name="T19" style:family="text">
      <style:text-properties officeooo:rsid="0019e319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3. </text:span>Testbed setup</text:p>
      <text:p text:style-name="P22"/>
      <text:list xml:id="list910684534246731635" text:style-name="L1">
        <text:list-item>
          <text:p text:style-name="P4">Why ns-3 was used ?</text:p>
          <text:list>
            <text:list-item>
              <text:p text:style-name="P9">History of simulation-based research in standard creation.</text:p>
            </text:list-item>
          </text:list>
        </text:list-item>
      </text:list>
      <text:p text:style-name="P10"><text:span text:style-name="T15">3.1 raczej krótkie, skupić się na</text:span><text:line-break/><text:span text:style-name="T15">- uznaniu ns-3 jako narzędzia do prac badawczych</text:span><text:line-break/><text:span text:style-name="T15">- dostępności 11ah (tutaj wymienić jakie feature'y wspiera)</text:span></text:p>
      <text:list xml:id="list144644656746952" text:continue-numbering="true" text:style-name="L1">
        <text:list-item>
          <text:list>
            <text:list-item>
              <text:p text:style-name="P9">SoA and improvements in ah made using ns-3</text:p>
            </text:list-item>
            <text:list-item>
              <text:p text:style-name="P9">Reliability, <text:span text:style-name="T9">Scalability</text:span></text:p>
            </text:list-item>
            <text:list-item>
              <text:p text:style-name="P9">Easy to generate a lot of data</text:p>
            </text:list-item>
          </text:list>
        </text:list-item>
        <text:list-item>
          <text:p text:style-name="P4">Scenario &amp; topology choice motivation</text:p>
          <text:list>
            <text:list-item>
              <text:p text:style-name="P9">How scenarios will answer thesis questions ?</text:p>
            </text:list-item>
          </text:list>
        </text:list-item>
      </text:list>
      <text:p text:style-name="P2"><text:span text:style-name="T7">Jakie są "thesis questions"?</text:span></text:p>
      <text:list xml:id="list144644402427257" text:continue-numbering="true" text:style-name="L1">
        <text:list-item>
          <text:list>
            <text:list-item>
              <text:p text:style-name="P11">Need for many scenarios.</text:p>
            </text:list-item>
            <text:list-item>
              <text:p text:style-name="P12">First group of scenarios – focused on Y phenomena ...</text:p>
              <text:list>
                <text:list-item>
                  <text:p text:style-name="P12">Scenario X description <text:span text:style-name="T10">+ topology </text:span>...</text:p>
                </text:list-item>
              </text:list>
            </text:list-item>
          </text:list>
        </text:list-item>
        <text:list-item>
          <text:p text:style-name="P4">Layer-by-layer implementation <text:span text:style-name="T13">(short)</text:span></text:p>
        </text:list-item>
        <text:list-item>
          <text:p text:style-name="P7">What are features characteristic for WiFi HaLow ?</text:p>
          <text:list>
            <text:list-item>
              <text:p text:style-name="P24"><text:span text:style-name="T5">Key </text:span><text:a xlink:type="simple" xlink:href="https://www.researchgate.net/publication/324910418_Extension_of_the_IEEE_80211ah_ns-3_Simulation_Module" text:style-name="Internet_20_link" text:visited-style-name="Visited_20_Internet_20_Link"><text:span text:style-name="T11">ns-3 module</text:span></text:a><text:span text:style-name="T6"> </text:span><text:span text:style-name="T5">project group contributions in MAC :</text:span></text:p>
              <text:list>
                <text:list-item>
                  <text:p text:style-name="P13">Fast Association</text:p>
                </text:list-item>
              </text:list>
            </text:list-item>
          </text:list>
        </text:list-item>
      </text:list>
      <text:p text:style-name="P3"><text:span text:style-name="T8">Te opisy przenieść do rozdziału 2.</text:span></text:p>
      <text:list xml:id="list144645042105650" text:continue-numbering="true" text:style-name="L1">
        <text:list-item>
          <text:list>
            <text:list-item>
              <text:list>
                <text:list-item>
                  <text:p text:style-name="P13">RAW + configuration possibilities (more in SoA chapter)</text:p>
                </text:list-item>
                <text:list-item>
                  <text:p text:style-name="P13">hierarchical TIM segmentation + Target Waking Time scheme</text:p>
                </text:list-item>
                <text:list-item>
                  <text:p text:style-name="P13">Energy Consumption Model</text:p>
                </text:list-item>
                <text:list-item>
                  <text:p text:style-name="P25"><text:span text:style-name="T1">Adaptive MC</text:span><text:span text:style-name="T3">S</text:span></text:p>
                </text:list-item>
              </text:list>
            </text:list-item>
            <text:list-item>
              <text:p text:style-name="P26"><text:span text:style-name="T2">New PPDU formats in Phy, </text:span><text:span text:style-name="T3">short bandwidths</text:span></text:p>
            </text:list-item>
            <text:list-item>
              <text:p text:style-name="P27"><text:span text:style-name="T1">Implementation </text:span><text:span text:style-name="T4">of </text:span><text:span text:style-name="T1">optimization algorithms (by other groups) used in this work</text:span></text:p>
            </text:list-item>
            <text:list-item>
              <text:p text:style-name="P14">Original contributions</text:p>
            </text:list-item>
          </text:list>
        </text:list-item>
        <text:list-item>
          <text:p text:style-name="P8">Obtaining Results </text:p>
          <text:list>
            <text:list-item>
              <text:p text:style-name="P14">Difficulties with traditional methods of analysis in ah scale.</text:p>
            </text:list-item>
            <text:list-item>
              <text:p text:style-name="P14">Why Big Data approach is favorable (?)</text:p>
            </text:list-item>
            <text:list-item>
              <text:p text:style-name="P14">Statistical Framework</text:p>
            </text:list-item>
            <text:list-item>
              <text:p text:style-name="P14">Creation of data-pipeline</text:p>
            </text:list-item>
            <text:list-item>
              <text:p text:style-name="P14">How statistics were gathered and processed ?</text:p>
            </text:list-item>
            <text:list-item>
              <text:p text:style-name="P14">Data visualisation details</text:p>
            </text:list-item>
          </text:list>
        </text:list-item>
        <text:list-item>
          <text:p text:style-name="P8">Input / Output parameters</text:p>
          <text:list>
            <text:list-item>
              <text:p text:style-name="P12">What is significant ? Why some parameters are fixed and others variable ?</text:p>
            </text:list-item>
            <text:list-item>
              <text:p text:style-name="P15">Which parameters help to achieve scenarios from <text:span text:style-name="T14">sub-</text:span>chapter 2 :</text:p>
              <text:list>
                <text:list-item>
                  <text:p text:style-name="P15"><text:soft-page-break/>Common parameters</text:p>
                </text:list-item>
                <text:list-item>
                  <text:p text:style-name="P15">Scenario Specific parameters</text:p>
                </text:list-item>
              </text:list>
            </text:list-item>
            <text:list-item>
              <text:p text:style-name="P15">Parameters changed by author vs parameters set by algorithms.</text:p>
            </text:list-item>
            <text:list-item>
              <text:p text:style-name="P15">From output data to insight formulation – thesis support</text:p>
            </text:list-item>
          </text:list>
        </text:list-item>
      </text:list>
      <text:p text:style-name="P23">Jeśli przez parametry wyjściowe rozumie Pan wyniki pomiarów, to chyba powinny być w podrozdziale 5 opisane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44643803234308" text:continue-numbering="true" text:style-name="L1">
        <text:list-item>
          <text:p text:style-name="P5"><text:soft-page-break/>Why ns-3 was used ?</text:p>
        </text:list-item>
      </text:list>
      <text:p text:style-name="P6"><text:tab/><text:tab/><text:span text:style-name="T19">XD:</text:span></text:p>
      <text:p text:style-name="P21">For the purpose of conducting experiments ns-3-26 network simulator has been chosen. This dis-</text:p>
      <text:p text:style-name="P21">crete event network simulator is mainly a library which may be statically or dynamically linked to a</text:p>
      <text:p text:style-name="P21">C++ main program. Through this code simulation conditions and used topology are defined and then</text:p>
      <text:p text:style-name="P21">simulator is started [23].</text:p>
      <text:p text:style-name="P21">Simulator’s API evolves around few key abstractions such as node, net device and channel. Net</text:p>
      <text:p text:style-name="P21">device realizes NIC functionality, node can be any network end station and finally channel is used for</text:p>
      <text:p text:style-name="P21">modeling radio communication [23].</text:p>
      <text:p text:style-name="P21">Thanks to extended set of ns-3 libraries, modeling WiFi networks according to IEEE standards is</text:p>
      <text:p text:style-name="P21">possible. More building blocks of IP, dynamic routing, and ad-hoc wireless networks for consecutive</text:p>
      <text:p text:style-name="P21">layer stacking are also provided.</text:p>
      <text:p text:style-name="P21">Initially, simulation output of ns-3 experiments is deterministic. To randomize it a built-in pseudo-</text:p>
      <text:p text:style-name="P21">random number generator is applied. With changes of generator’s seed : RngRun, we obtain a set of</text:p>
      <text:p text:style-name="P21">experiment results appropriate for statistical analysis of examined trend. Precisely 10 different RngRun</text:p>
      <text:p text:style-name="P21">seed values were used to obtain results for experiments of all scenarios.</text:p>
      <text:p text:style-name="P21"/>
      <text:list xml:id="list144644065536187" text:continue-numbering="true" text:style-name="L1">
        <text:list-item>
          <text:list>
            <text:list-item>
              <text:p text:style-name="P16">History of simulation-based research in standard creation.</text:p>
            </text:list-item>
          </text:list>
        </text:list-item>
      </text:list>
      <text:p text:style-name="P18">It has been very important in standard creation. Tutaj kilka przykladow <text:span text:style-name="T16">że ogólnie ważne są modele analityczne żeby wyprowadzić standard ale bez symulacji nie mozemy zweryfikować.</text:span></text:p>
      <text:p text:style-name="P19">Jest tak dlatego że o wiele łatwiej przeprowadzić nawet skomplikowane symulacje niż próbować robić to na sprzęcie. A tego zwykle wtedy jeszcze nawet nie ma (i dlateo tez sie symuluje zeby ogarnac jakie warunki powinien sam sprzet spelniac). <text:span text:style-name="T17">Głównym powodem jest to że ah wprowadza wiele mechanizmów mac ktorych parametry dopiero wymagaja ewaluacji zeby ogarnac jak ustawic je najlepiej – wymyslic algorytmy ktore to robia. Jest to druga faza pracy badawczej naokolo standardu. </text:span></text:p>
      <text:p text:style-name="P19"/>
      <text:p text:style-name="P19"/>
      <text:p text:style-name="P18"/>
      <text:p text:style-name="P20">The research on the work by tian et al (art) uses <text:span text:style-name="T18">implementation of the IEEE802.11ah (Wi-Fi HaLow) protocol for the NS-3 network simulator. It comes pre-packaged with NS-3 version 3.23 but multiple modules are updated to the latest 3.25 version to incorporate congestion control fixes for TCP traffic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, sans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27:38.263116184</meta:creation-date>
    <dc:date>2018-12-15T14:46:43.588407638</dc:date>
    <meta:editing-duration>PT20M1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628" meta:character-count="3954" meta:non-whitespace-character-count="3416"/>
  </office:meta>
</office:document-meta>
</file>